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JESTY OF THE LORD (1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JESTY OF THE LORD (11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horizontal glory (113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tical glory (113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JESTY OF THE LORD (11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RCY OF THE LORD (113:7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RCY OF THE LORD (113:7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 lifts up the poor and needy, setting them among princes (113:7-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 gives a home and children to the barren (113: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MAJESTY OF THE LORD (113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ERCY OF THE LORD (113:7-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3 </dc:title>
    <meta:initial-creator>David STRICKLAND</meta:initial-creator>
    <dc:creator>David STRICKLAND</dc:creator>
    <meta:creation-date>2020-02-22T17:39:31Z</meta:creation-date>
    <dc:date>2020-02-22T17:39:31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